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ucida Console" fo:font-size="20pt" style:font-size-asian="20pt" style:font-size-complex="20pt"/>
    </style:style>
    <style:style style:name="P2" style:family="paragraph" style:parent-style-name="Standard">
      <style:paragraph-properties fo:text-align="center" style:justify-single-word="false"/>
      <style:text-properties style:font-name="Calibri" fo:font-size="20pt" style:font-size-asian="20pt" style:font-size-complex="20pt"/>
    </style:style>
    <style:style style:name="P3" style:family="paragraph" style:parent-style-name="Standard">
      <style:paragraph-properties fo:text-align="start" style:justify-single-word="false"/>
      <style:text-properties style:font-name="Calibri" fo:font-size="20pt" style:font-size-asian="20pt" style:font-size-complex="20pt"/>
    </style:style>
    <style:style style:name="P4" style:family="paragraph" style:parent-style-name="Standard">
      <style:paragraph-properties fo:text-align="start" style:justify-single-word="false"/>
      <style:text-properties style:font-name="Calibri" fo:font-size="12pt" style:font-size-asian="10.5pt" style:font-size-complex="12pt"/>
    </style:style>
    <style:style style:name="P5" style:family="paragraph" style:parent-style-name="Standard">
      <style:paragraph-properties fo:text-align="start" style:justify-single-word="false"/>
      <style:text-properties style:font-name="Calibri" fo:font-size="12pt" officeooo:paragraph-rsid="001e182a" style:font-size-asian="12pt" style:font-size-complex="12pt"/>
    </style:style>
    <style:style style:name="P6" style:family="paragraph" style:parent-style-name="Standard">
      <style:paragraph-properties fo:text-align="start" style:justify-single-word="false"/>
      <style:text-properties style:font-name="Calibri" fo:font-size="12pt" officeooo:rsid="001e182a" officeooo:paragraph-rsid="001e182a" style:font-size-asian="12pt" style:font-size-complex="12pt"/>
    </style:style>
    <style:style style:name="P7" style:family="paragraph" style:parent-style-name="Standard">
      <style:paragraph-properties fo:text-align="start" style:justify-single-word="false"/>
      <style:text-properties style:font-name="Calibri" fo:font-size="12pt" officeooo:rsid="00210cf6" officeooo:paragraph-rsid="00210cf6" style:font-size-asian="12pt" style:font-size-complex="12pt"/>
    </style:style>
    <style:style style:name="T1" style:family="text">
      <style:text-properties officeooo:rsid="001e182a"/>
    </style:style>
    <style:style style:name="T2" style:family="text">
      <style:text-properties officeooo:rsid="001f1389"/>
    </style:style>
    <style:style style:name="T3" style:family="text">
      <style:text-properties officeooo:rsid="0022fd25"/>
    </style:style>
    <style:style style:name="T4" style:family="text">
      <style:text-properties officeooo:rsid="0024bd7d"/>
    </style:style>
    <style:style style:name="T5" style:family="text">
      <style:text-properties officeooo:rsid="002692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jet 5 - Pêle-mêle avec floutage de visages <text:s/></text:p>
      <text:p text:style-name="P2"/>
      <text:p text:style-name="P3"/>
      <text:p text:style-name="P5">Le client veut produire des montages photos à partir de lots d’images en tout genre où figurent notamment des personnes. Il faut impérativement flouter les visages de ces personnes sur les montages. Il veut donc mettre en place un workflow qui permette de produire ces montage floutés. Les images seront déposées en lots accompagnées d’une configuration de montage (allant avec un modèle) Chaque image sera floutée puis autant de montages que nécessaire seront produits pour que toutes les images soient utilisées. Le workflow devra tenir un compte précis des documents traités afin de produire des documents pour la comptabilité de l’entreprise car le client sera facturé au volume de service consommé. Un document de synthèse sera produit (format à définir) à la demande. Le client fournira un jeu de photos de test. Les outils envisagés par le responsable technique sont : </text:p>
      <text:p text:style-name="P5">● Scripting en PHP, filtres Linux </text:p>
      <text:p text:style-name="P5">● Deface, ImageMagick </text:p>
      <text:p text:style-name="P5">● Docker </text:p>
      <text:p text:style-name="P5"/>
      <text:p text:style-name="P6">ImageMagick est un logiciel qui va nous permettre de repérer les visages sur une photo (manipulation du logiciel au travers de lignes de commandes )</text:p>
      <text:p text:style-name="P6">Deface</text:p>
      <text:p text:style-name="P6"/>
      <text:p text:style-name="P5"><text:span text:style-name="T1">Nous devro<text:tab/>ns générer plusieurs modèle de pêle-</text:span><text:span text:style-name="T3">mêle</text:span><text:span text:style-name="T1"> </text:span><text:span text:style-name="T2">( des modèles verticaux horizontaux et en diagonale par exemple ) </text:span><text:span text:style-name="T1">soit via un code </text:span><text:span text:style-name="T4">HTML</text:span><text:span text:style-name="T1"> ou avec </text:span><text:span text:style-name="T4">Deface</text:span><text:span text:style-name="T1"> </text:span><text:span text:style-name="T2">ou autre si les deux précédentes méthode cités auparavant ne sont pas adapté.</text:span></text:p>
      <text:p text:style-name="P5"/>
      <text:p text:style-name="P7">Il faudra fournir un document de synthèse sur ce qui a été effectué ( pour facturer le client en fonction du service commandé ) (format à choisir), <text:span text:style-name="T5">et donc utilisation de docker.</text:span></text:p>
      <text:p text:style-name="P7"/>
      <text:p text:style-name="P7"/>
      <text:p text:style-name="P4"/>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2:20:35.642000000</meta:creation-date>
    <dc:date>2022-01-13T03:00:28.042434694</dc:date>
    <meta:editing-duration>PT18M26S</meta:editing-duration>
    <meta:editing-cycles>8</meta:editing-cycles>
    <meta:generator>LibreOffice/6.4.7.2$Linux_X86_64 LibreOffice_project/40$Build-2</meta:generator>
    <meta:document-statistic meta:table-count="0" meta:image-count="0" meta:object-count="0" meta:page-count="1" meta:paragraph-count="9" meta:word-count="258" meta:character-count="1551" meta:non-whitespace-character-count="1296"/>
  </office:meta>
</office:document-meta>
</file>